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E0000037EB2B55E92C3333A19.png" manifest:media-type="image/png"/>
  <manifest:file-entry manifest:full-path="Pictures/10000000000001C100000066A3EAAB577E455D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3872a" officeooo:paragraph-rsid="0013872a"/>
    </style:style>
    <style:style style:name="P2" style:family="paragraph" style:parent-style-name="Standard">
      <style:text-properties style:font-name="Times New Roman" officeooo:rsid="0013872a" officeooo:paragraph-rsid="0013872a"/>
    </style:style>
    <style:style style:name="P3" style:family="paragraph" style:parent-style-name="Standard">
      <style:text-properties style:font-name="Times New Roman" officeooo:rsid="00140c99" officeooo:paragraph-rsid="00140c99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<draw:frame draw:style-name="fr2" draw:name="Image1" text:anchor-type="char" svg:width="4.6772in" svg:height="1.0626in" draw:z-index="0"><draw:image xlink:href="Pictures/10000000000001C100000066A3EAAB577E455D8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2. <draw:frame draw:style-name="fr1" draw:name="Image2" text:anchor-type="char" svg:x="0.2311in" svg:y="0.2929in" svg:width="6.9252in" svg:height="6.6854in" draw:z-index="1"><draw:image xlink:href="Pictures/100000000000039E0000037EB2B55E92C3333A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3872a" officeooo:paragraph-rsid="0013872a"/>
    </style:style>
    <style:style style:name="MT1" style:family="text">
      <style:text-properties style:text-position="super 58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Keaton Burleson</text:p>
        <text:p text:style-name="MP1"/>
        <text:p text:style-name="MP1">September 1<text:span text:style-name="MT1">st</text:span>, 2021</text:p>
        <text:p text:style-name="MP1"/>
        <text:p text:style-name="MP1">COMP-3150</text:p>
        <text:p text:style-name="MP1"/>
        <text:p text:style-name="MP1">Homework 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2T11:50:30.178131392</meta:creation-date>
    <dc:date>2021-09-02T14:08:38.831231943</dc:date>
    <meta:editing-duration>PT3M19S</meta:editing-duration>
    <meta:editing-cycles>2</meta:editing-cycles>
    <meta:generator>LibreOffice/7.0.6.2$Linux_X86_64 LibreOffice_project/00$Build-2</meta:generator>
    <meta:document-statistic meta:table-count="0" meta:image-count="2" meta:object-count="0" meta:page-count="1" meta:paragraph-count="6" meta:word-count="10" meta:character-count="59" meta:non-whitespace-character-count="53"/>
  </office:meta>
</office:document-meta>
</file>